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7mm"/>
    </style:style>
    <style:style style:name="co2" style:family="table-column">
      <style:table-column-properties fo:break-before="auto" style:column-width="81.65mm"/>
    </style:style>
    <style:style style:name="co3" style:family="table-column">
      <style:table-column-properties fo:break-before="auto" style:column-width="92.0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2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size="9pt" style:font-size-asian="9pt" style:font-size-complex="9pt"/>
    </style:style>
    <style:style style:name="ce4" style:family="table-cell" style:parent-style-name="Default">
      <style:text-properties style:text-position="" fo:font-size="9pt" style:font-size-asian="9pt" style:font-size-complex="9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8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COMERCIAL &amp; SCAD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 table:number-columns-spanned="3" table:number-rows-spanned="1">
            <text:p>COMERCIAL &amp; SCADA DATABASE MODEL <text:s/>(EPANET_20971.SQL)</text:p>
          </table:table-cell>
          <table:covered-table-cell table:number-columns-repeated="2" table:style-name="Default"/>
          <table:table-cell table:style-name="Default"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" office:value-type="string" calcext:value-type="string">
            <text:p>CAT_SCADA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with information of the catalog of SCADA elements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id character varying(16) NOT NULL,</text:p>
          </table:table-cell>
          <table:table-cell office:value-type="string" calcext:value-type="string">
            <text:p>identifier of catalog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data_type character varying(30),</text:p>
          </table:table-cell>
          <table:table-cell office:value-type="string" calcext:value-type="string">
            <text:p>type of data used on the elem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units character varying(12),</text:p>
          </table:table-cell>
          <table:table-cell office:value-type="string" calcext:value-type="string">
            <text:p>units of measurement of the elem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text1 character varying(100),</text:p>
          </table:table-cell>
          <table:table-cell office:value-type="string" calcext:value-type="string">
            <text:p>other information (pend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text2 character varying(100),</text:p>
          </table:table-cell>
          <table:table-cell office:value-type="string" calcext:value-type="string">
            <text:p>other information (pend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text3 character varying(100),</text:p>
          </table:table-cell>
          <table:table-cell office:value-type="string" calcext:value-type="string">
            <text:p>other information (pending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RTC_SCADA_ARC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to correlationate the identifier of the SCADA side with the identifier of the GIS side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scada_id character varying(16) NOT NULL,</text:p>
          </table:table-cell>
          <table:table-cell office:value-type="string" calcext:value-type="string">
            <text:p>identifier of the element on scada sid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scdcat_id character varying(16),</text:p>
          </table:table-cell>
          <table:table-cell office:value-type="string" calcext:value-type="string">
            <text:p>scada catalog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feature_id character varying(16),</text:p>
          </table:table-cell>
          <table:table-cell office:value-type="string" calcext:value-type="string">
            <text:p>identifier of the element on GIS sid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RTC_SCADA_NOD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to correlationate the identifier of the SCADA side with the identifier of the GIS side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scada_id character varying(16) NOT NULL,</text:p>
          </table:table-cell>
          <table:table-cell office:value-type="string" calcext:value-type="string">
            <text:p>identifier of the element on scada sid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scdcat_id character varying(16),</text:p>
          </table:table-cell>
          <table:table-cell office:value-type="string" calcext:value-type="string">
            <text:p>scada catalog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feature_id character varying(16),</text:p>
          </table:table-cell>
          <table:table-cell office:value-type="string" calcext:value-type="string">
            <text:p>identifier of the element on GIS sid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RTC_SCADA_X_VALU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(or view from SCADA DDBB) with information of the values of the elements of SCADA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id int8 DEFAULT autonumeric NOT NULL,</text:p>
          </table:table-cell>
          <table:table-cell office:value-type="string" calcext:value-type="string">
            <text:p>autonumeric fiel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scada_id character varying(16) NOT NULL,</text:p>
          </table:table-cell>
          <table:table-cell office:value-type="string" calcext:value-type="string">
            <text:p>scada identifi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value numeric (12,6),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date timestamp (6) without time zone,</text:p>
          </table:table-cell>
          <table:table-cell office:value-type="string" calcext:value-type="string">
            <text:p>date of the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CONNEC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Spatial table (node) with information of the hydrometer's place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nnec_id varchar DEFAULT autonumeric NOT NULL,</text:p>
          </table:table-cell>
          <table:table-cell office:value-type="string" calcext:value-type="string">
            <text:p>Node identifi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rccat_id varchar(16) COLLATE "default",</text:p>
          </table:table-cell>
          <table:table-cell office:value-type="string" calcext:value-type="string">
            <text:p>Information about the characteristics of the conec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rc_id varchar(16) COLLATE "default",</text:p>
          </table:table-cell>
          <table:table-cell office:value-type="string" calcext:value-type="string">
            <text:p>Indentifier of the arc of the network that connec is linke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link character varying(512),</text:p>
          </table:table-cell>
          <table:table-cell office:value-type="string" calcext:value-type="string">
            <text:p>Indentifier of the arc of the network that connec is linke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tate character varying(16),</text:p>
          </table:table-cell>
          <table:table-cell office:value-type="string" calcext:value-type="string">
            <text:p>other informa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nnotation character varying(512),</text:p>
          </table:table-cell>
          <table:table-cell office:value-type="string" calcext:value-type="string">
            <text:p>other informa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observ character varying(254),</text:p>
          </table:table-cell>
          <table:table-cell office:value-type="string" calcext:value-type="string">
            <text:p>other informa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vent character varying(30),</text:p>
          </table:table-cell>
          <table:table-cell office:value-type="string" calcext:value-type="string">
            <text:p>other informa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the_geom public.geometry (POINT, 25831),</text:p>
          </table:table-cell>
          <table:table-cell office:value-type="string" calcext:value-type="string">
            <text:p>geometry fiel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Geospatial table with arc information about the connection from connec to arc. Features are created automaticly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link_id varchar (16) DEFAULT autonumeric NOT NULL,</text:p>
          </table:table-cell>
          <table:table-cell office:value-type="string" calcext:value-type="string">
            <text:p>feature identifi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nnec_id varchar(16) COLLATE "default",</text:p>
          </table:table-cell>
          <table:table-cell office:value-type="string" calcext:value-type="string">
            <text:p>connection indentifi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the_geom public.geometry (LINESTRING, 25831),</text:p>
          </table:table-cell>
          <table:table-cell office:value-type="string" calcext:value-type="string">
            <text:p>geometry fiel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CAT_HYDROMETER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with the catalog of the hydrometers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id character varying(16) NOT NULL,</text:p>
          </table:table-cell>
          <table:table-cell office:value-type="string" calcext:value-type="string">
            <text:p>hydrometer's catalog identifi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text1 character varying(100),</text:p>
          </table:table-cell>
          <table:table-cell office:value-type="string" calcext:value-type="string">
            <text:p>other information (pend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text2 character varying(100),</text:p>
          </table:table-cell>
          <table:table-cell office:value-type="string" calcext:value-type="string">
            <text:p>other information (pend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text3 character varying(100),</text:p>
          </table:table-cell>
          <table:table-cell office:value-type="string" calcext:value-type="string">
            <text:p>other information (pending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RTC_HYDROMETER_X_CONNEC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to correlationate the hydrometer with connec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hydrometer_id character varying(16) NOT NULL,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 text:c="2"/>connec_id character varying(16),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 text:c="2"/>hydrocat_id character varying(16),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RTC_HYDROMETER_X_VALU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(or view from COMERCIAL DDBB) with information of the values of the elements of the hydrometers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id int8 DEFAULT autonumeric NOT NULL,</text:p>
          </table:table-cell>
          <table:table-cell office:value-type="string" calcext:value-type="string">
            <text:p>autonumeric fiel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hydrometer_id character varying(16) NOT NULL,</text:p>
          </table:table-cell>
          <table:table-cell office:value-type="string" calcext:value-type="string">
            <text:p>hydromenter identifi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value numeric (12,6),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date timestamp (6) without time zone,</text:p>
          </table:table-cell>
          <table:table-cell office:value-type="string" calcext:value-type="string">
            <text:p>date of the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RTC_INP_DEMAND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waiting for the result of the process of calibrate the real demand and select max/min/med of it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node_id varchar(16) COLLATE "default" NOT NULL,</text:p>
          </table:table-cell>
          <table:table-cell office:value-type="string" calcext:value-type="string">
            <text:p>Node identifier of the network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value numeric (12,6),</text:p>
          </table:table-cell>
          <table:table-cell office:value-type="string" calcext:value-type="string">
            <text:p>value calculate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text varchar(100) COLLATE "default",</text:p>
          </table:table-cell>
          <table:table-cell office:value-type="string" calcext:value-type="string">
            <text:p>other information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VENT-GE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 table:number-columns-spanned="3" table:number-rows-spanned="1">
            <text:p>GED (EPANET_20941.SQL)</text:p>
          </table:table-cell>
          <table:covered-table-cell table:number-columns-repeated="2" table:style-name="Default"/>
          <table:table-cell table:style-name="Default"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CAT EVENT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with the diferents types of event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d varchar(16) COLLATE default NOT NULL,</text:p>
          </table:table-cell>
          <table:table-cell office:value-type="string" calcext:value-type="string">
            <text:p>identifier of catalog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type varchar(16) COLLATE default,</text:p>
          </table:table-cell>
          <table:table-cell office:value-type="string" calcext:value-type="string">
            <text:p>type of ev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escript varchar(50) COLLATE default,</text:p>
          </table:table-cell>
          <table:table-cell office:value-type="string" calcext:value-type="string">
            <text:p>other informa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mment varchar(512) COLLATE default,</text:p>
          </table:table-cell>
          <table:table-cell office:value-type="string" calcext:value-type="string">
            <text:p>other informa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EVENT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with the event definition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d int8 DEFAULT autonumeric NOT NULL,</text:p>
          </table:table-cell>
          <table:table-cell office:value-type="string" calcext:value-type="string">
            <text:p>autonumeric fiel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ate timestamp(6) DEFAULT now(),</text:p>
          </table:table-cell>
          <table:table-cell office:value-type="string" calcext:value-type="string">
            <text:p>date of the ev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user varchar(16) COLLATE default,</text:p>
          </table:table-cell>
          <table:table-cell office:value-type="string" calcext:value-type="string">
            <text:p>identifier of the user of the ev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atevent_id varchar(16) COLLATE default,</text:p>
          </table:table-cell>
          <table:table-cell office:value-type="string" calcext:value-type="string">
            <text:p>event catalog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mment varchar(512) COLLATE default,</text:p>
          </table:table-cell>
          <table:table-cell office:value-type="string" calcext:value-type="string">
            <text:p>other information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EVENT_X_FIL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for relate event and files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d int8 DEFAULT autonumeric NOT NULL,</text:p>
          </table:table-cell>
          <table:table-cell office:value-type="string" calcext:value-type="string">
            <text:p>autonumeric fiel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vent_id int8,</text:p>
          </table:table-cell>
          <table:table-cell office:value-type="string" calcext:value-type="string">
            <text:p>identifier of the ev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path varchar(512) COLLATE default,</text:p>
          </table:table-cell>
          <table:table-cell office:value-type="string" calcext:value-type="string">
            <text:p>path of the file linked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EVENT_X_ARC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for relate event and arc features of the GIS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d int8 DEFAULT autonumeric NOT NULL,</text:p>
          </table:table-cell>
          <table:table-cell office:value-type="string" calcext:value-type="string">
            <text:p>autonumeric fiel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vent_id int8,</text:p>
          </table:table-cell>
          <table:table-cell office:value-type="string" calcext:value-type="string">
            <text:p>identifier of the ev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rc_id varchar(16) COLLATE default,</text:p>
          </table:table-cell>
          <table:table-cell office:value-type="string" calcext:value-type="string">
            <text:p>identifier of the GIS featur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EVENT_X_NOD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for relate event and node features of the GIS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d int8 DEFAULT autonumeric NOT NULL,</text:p>
          </table:table-cell>
          <table:table-cell office:value-type="string" calcext:value-type="string">
            <text:p>autonumeric fiel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vent_id int8,</text:p>
          </table:table-cell>
          <table:table-cell office:value-type="string" calcext:value-type="string">
            <text:p>identifier of the ev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node_id varchar(16) COLLATE default,</text:p>
          </table:table-cell>
          <table:table-cell office:value-type="string" calcext:value-type="string">
            <text:p>identifier of the GIS featur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EVENT_X_POLYGON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for relate event and node features of the GIS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d int8 DEFAULT autonumeric NOT NULL,</text:p>
          </table:table-cell>
          <table:table-cell office:value-type="string" calcext:value-type="string">
            <text:p>autonumeric fiel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vent_id int8,</text:p>
          </table:table-cell>
          <table:table-cell office:value-type="string" calcext:value-type="string">
            <text:p>identifier of the ev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pol_id varchar(16) COLLATE default,</text:p>
          </table:table-cell>
          <table:table-cell office:value-type="string" calcext:value-type="string">
            <text:p>identifier of the GIS feature</text:p>
          </table:table-cell>
          <table:table-cell table:number-columns-repeated="1021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3.51mm" fo:margin-bottom="14.52mm" fo:margin-left="13.63mm" fo:margin-right="11.2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 style:data-style-name="N2" text:time-value="00:06:44.58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Torret </meta:initial-creator>
    <meta:creation-date>2016-01-18T16:01:41.977000000</meta:creation-date>
    <dc:date>2016-01-22T00:06:38.842000000</dc:date>
    <meta:editing-duration>PT3H28M54S</meta:editing-duration>
    <meta:editing-cycles>14</meta:editing-cycles>
    <meta:generator>LibreOffice/4.4.6.3$Windows_x86 LibreOffice_project/e8938fd3328e95dcf59dd64e7facd2c7d67c704d</meta:generator>
    <meta:document-statistic meta:table-count="2" meta:cell-count="157" meta:object-count="0"/>
  </office:meta>
</office:document-meta>
</file>